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ParentProcessingNode.invoke( Environment env , Invoke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ParentProcessingNode.setChildren( ProcessingNode [ ] childr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ParentProcessingNode.SimpleParentProcessingNod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ParentProcessingNode.hasChildr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